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3900000458B944260176FF5A6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solid" draw:fill-color="#ffff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28cm" draw:marker-start-width="0.242cm" draw:marker-end-width="0.242cm" draw:fill="hatch" draw:fill-hatch-name="Blue_20_45_20_Degrees" loext:fill-use-slide-background="false" draw:textarea-horizontal-align="justify" draw:textarea-vertical-align="middle" draw:auto-grow-height="false" fo:min-height="19.144cm" fo:min-width="1.695cm" fo:padding-top="0.139cm" fo:padding-bottom="0.139cm" fo:padding-left="0.264cm" fo:padding-right="0.264cm" loext:decorative="false"/>
    </style:style>
    <style:style style:name="gr3" style:family="graphic" style:parent-style-name="standard">
      <style:graphic-properties svg:stroke-width="0.028cm" draw:marker-start-width="0.242cm" draw:marker-end-width="0.242cm" draw:fill="hatch" draw:fill-hatch-name="Blue_20_45_20_Degrees" loext:fill-use-slide-background="false" draw:textarea-horizontal-align="justify" draw:textarea-vertical-align="middle" draw:auto-grow-height="false" fo:min-height="19.044cm" fo:min-width="1.595cm" fo:padding-top="0.139cm" fo:padding-bottom="0.139cm" fo:padding-left="0.264cm" fo:padding-right="0.264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509cm" loext:decorative="false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hatch" draw:fill-hatch-name="Blue_20_45_20_Degrees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5681b0" loext:opacity="100%" style:font-name="Arial Narrow" fo:font-size="14pt" style:font-size-asian="14pt" style:font-size-complex="14pt"/>
    </style:style>
    <style:style style:name="T1" style:family="text">
      <style:text-properties fo:color="#5681b0" loext:opacity="100%" style:font-name="Arial Narro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9.543cm" svg:x="1cm" svg:y="5.078cm">
          <draw:image xlink:href="Pictures/100000000000043900000458B944260176FF5A68.png" xlink:type="simple" xlink:show="embed" xlink:actuate="onLoad" draw:mime-type="image/png">
            <text:p/>
          </draw:image>
        </draw:frame>
        <draw:custom-shape draw:style-name="gr2" draw:text-style-name="P2" draw:layer="layout" svg:width="2.195cm" svg:height="19.394cm" svg:x="16.802cm" svg:y="5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9.394cm" svg:x="13.468cm" svg:y="5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9.394cm" svg:x="10.161cm" svg:y="5.1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9.394cm" svg:x="6.695cm" svg:y="5.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009cm" svg:height="0.818cm" svg:x="16.884cm" svg:y="4.269cm">
          <draw:text-box>
            <text:p><text:span text:style-name="T1">VLAN10</text:span></text:p>
          </draw:text-box>
        </draw:frame>
        <draw:frame draw:style-name="gr4" draw:text-style-name="P3" draw:layer="layout" svg:width="2.009cm" svg:height="0.818cm" svg:x="13.617cm" svg:y="4.268cm">
          <draw:text-box>
            <text:p><text:span text:style-name="T1">VLAN20</text:span></text:p>
          </draw:text-box>
        </draw:frame>
        <draw:frame draw:style-name="gr4" draw:text-style-name="P3" draw:layer="layout" svg:width="2.009cm" svg:height="0.818cm" svg:x="10.184cm" svg:y="4.269cm">
          <draw:text-box>
            <text:p><text:span text:style-name="T1">VLAN31</text:span></text:p>
          </draw:text-box>
        </draw:frame>
        <draw:frame draw:style-name="gr4" draw:text-style-name="P4" draw:layer="layout" svg:width="2.009cm" svg:height="0.818cm" svg:x="6.784cm" svg:y="4.269cm">
          <draw:text-box>
            <text:p><text:span text:style-name="T1">VLAN3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3-06T05:47:11.918000000</dc:date>
    <dc:creator>Nozha Safi</dc:creator>
    <meta:editing-duration>PT15M48S</meta:editing-duration>
    <meta:editing-cycles>2</meta:editing-cycles>
    <meta:generator>LibreOffice/7.6.2.1$Windows_X86_64 LibreOffice_project/56f7684011345957bbf33a7ee678afaf4d2ba333</meta:generator>
    <meta:document-statistic meta:object-count="9"/>
  </office:meta>
</office:document-meta>
</file>